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font-size="10.000000000000000pt" fo:font-weight="bold"/>
    </style:style>
    <style:style style:name="T25" style:family="text">
      <style:text-properties fo:background-color="transparent" fo:color="#55aaff" fo:font-weight="bold"/>
    </style:style>
    <style:style style:name="T26" style:family="text">
      <style:text-properties fo:background-color="transparent" fo:color="#005500" fo:font-size="10.000000000000000pt" fo:font-style="italic" style:text-underline-style="solid" style:text-underline-type="single"/>
    </style:style>
    <style:style style:name="T27" style:family="text">
      <style:text-properties fo:background-color="transparent" fo:color="#005500" fo:font-size="10.000000000000000pt" fo:font-style="normal" style:text-underline-style="none" style:text-underline-type="none"/>
    </style:style>
    <style:style style:name="T28" style:family="text">
      <style:text-properties fo:background-color="transparent" fo:font-size="10.000000000000000pt" fo:font-style="normal" style:text-underline-style="none" style:text-underline-type="none"/>
    </style:style>
    <style:style style:name="T29" style:family="text">
      <style:text-properties fo:background-color="transparent" fo:color="#55aa7f" fo:font-size="11.000000000000000pt"/>
    </style:style>
    <style:style style:name="T30" style:family="text">
      <style:text-properties fo:font-size="9.000000000000000pt" fo:font-weight="bold"/>
    </style:style>
    <style:style style:name="T31" style:family="text">
      <style:text-properties fo:font-family="仿宋" fo:font-size="12.000000000000000pt"/>
    </style:style>
    <style:style style:name="T32" style:family="text">
      <style:text-properties fo:font-family="Sans" fo:font-size="9.000000000000000pt"/>
    </style:style>
    <style:style style:name="T33" style:family="text">
      <style:text-properties fo:font-family="仿宋" fo:font-size="11.000000000000000pt"/>
    </style:style>
    <style:style style:name="T34" style:family="text">
      <style:text-properties fo:font-family="仿宋" fo:font-size="10.000000000000000pt"/>
    </style:style>
    <style:style style:name="T35" style:family="text">
      <style:text-properties fo:font-size="10.000000000000000pt" fo:font-weight="normal"/>
    </style:style>
    <style:style style:name="T36"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text:span text:style-name="T24">1.当前全是数字非大小</text:span></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p text:style-name="P6"><text:span text:style-name="T24">2.目前考虑增加编号及导航方式序号修正20210909</text:span></text:p>
      <text:p text:style-name="P6"><text:span text:style-name="T7">KoFilter::ConversionStatus DocxXmlDocumentReader::read_p() ？？？</text:span></text:p>
      <text:p text:style-name="P6"/>
      <text:h text:outline-level="3" text:style-name="P12">ConfigureToolbars</text:h>
      <text:p text:style-name="P5">目前涉及到的相关代码如下（涉及到<text:span text:style-name="T25">界面语言</text:span>配置及KXmlGuiWindow KConfigGui等）:</text:p>
      <text:p text:style-name="P5">void KoMainWindow::slotConfigureToolbars()</text:p>
      <text:p text:style-name="P5"><text:span text:style-name="T26">to do .... ki18n 设置语言地方？</text:span></text:p>
      <text:p text:style-name="P5"><text:span text:style-name="T27">KLocalizedString::setLanguages(strlist); 设置失败</text:span></text:p>
      <text:p text:style-name="P5"/>
      <text:p text:style-name="P5"><text:span text:style-name="T28">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29">目前可以提取出来单独使用(参考kxmlgui\tests\kxmlGuiMain)</text:span></text:p>
      <text:p text:style-name="P5"/>
      <text:h text:outline-level="2" text:style-name="P11">文档转换</text:h>
      <text:p text:style-name="P5"><text:span text:style-name="T30"><text:s text:c="11"/>目前考虑支持读取图像等数据，并且能够正确转换保存大部分docx文档。</text:span></text:p>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text:span text:style-name="T7">https://docs.microsoft.com/en-us/openspecs/office_file_formats/MS-OFFFFLP/8aea05e3-8c1e-4a9a-9614-31f71e679456</text:span></text:p>
      <text:p text:style-name="P5"/>
      <text:p text:style-name="P5"><text:span text:style-name="T7">https://docs.microsoft.com/en-us/openspecs/dev_center/ms-devcentlp/a859bab5-e1b5-481c-9b73-4ce93efc0a06</text:span></text:p>
      <text:p text:style-name="P5"/>
      <text:p text:style-name="P5"><text:span text:style-name="T7">https://docs.microsoft.com/en-us/openspecs/office_standards/ms-docx/b839fe1f-e1ca-4fa6-8c26-5954d0abbccd</text:span></text:p>
      <text:p text:style-name="P5"/>
      <text:p text:style-name="P5"><text:span text:style-name="T7">&lt;w:numPr&gt;<text:tab/>&lt;w:ilvl w:val="0"/&gt;<text:tab/>&lt;w:numId w:val="3"/&gt;<text:tab/>&lt;/w:numPr&gt;</text:span></text:p>
      <text:p text:style-name="P6">numId 值代表段落格式("1,2,3" "一,二,三" "(一),(二),(三)")</text:p>
      <text:p text:style-name="P6"/>
      <text:p text:style-name="P5"><text:span text:style-name="T7">文件解压说明</text:span></text:p>
      <text:p text:style-name="P5"><text:span text:style-name="T7">https://about.ac/2015/06/docx-hack-guide.html</text:span></text:p>
      <text:p text:style-name="P5"><text:span text:style-name="T7">组成文件介绍</text:span></text:p>
      <text:p text:style-name="P5"><text:span text:style-name="T7">styles.xml <text:s text:c="2"/>docx 文件的样式</text:span></text:p>
      <text:p text:style-name="P5"><text:span text:style-name="T7">document.xml <text:s/>docx 文件的内容</text:span></text:p>
      <text:p text:style-name="P5"><text:span text:style-name="T7">numbering.xml<text:s/></text:span></text:p>
      <text:p text:style-name="P5"><text:span text:style-name="T7">settings.xml<text:s/></text:span></text:p>
      <text:p text:style-name="P5"><text:span text:style-name="T7">webSettings.xml</text:span></text:p>
      <text:p text:style-name="P5"><text:span text:style-name="T7">fontTable.xml <text:s/>docx文件用到的的字体</text:span></text:p>
      <text:p text:style-name="P5"/>
      <text:p text:style-name="P5"><text:span text:style-name="T7">对应各个类转换odf对应类</text:span></text:p>
      <text:p text:style-name="P5"><text:span text:style-name="T7">void DocxStyleWriter::read()</text:span></text:p>
      <text:p text:style-name="P5"><text:span text:style-name="T7">在KoFilter::ConversionStatus DocxXmlStylesReader::read_style()查找styles.xml存放对应的样式值</text:span></text:p>
      <text:p text:style-name="P5"/>
      <text:p text:style-name="P5"><text:span text:style-name="T10">ODT格式文档</text:span></text:p>
      <text:p text:style-name="P5"><text:span text:style-name="T10">bool KoOdfStyleManager::loadStyles(KoStore *odfStore)//？？？先解析styles.xml 再 content.xml</text:span></text:p>
      <text:p text:style-name="P5"><text:span text:style-name="T10">bool KoOdfReadStore::loadAndParse(QString &amp;errorMessage)</text:span></text:p>
      <text:p text:style-name="P5"><text:span text:style-name="T10">{</text:span></text:p>
      <text:p text:style-name="P5"><text:span text:style-name="T10"><text:s text:c="4"/>.......</text:span></text:p>
      <text:p text:style-name="P5"><text:span text:style-name="T10"><text:s text:c="4"/>// Load styles from style.xml</text:span></text:p>
      <text:p text:style-name="P15"><text:s text:c="4"/>d-&gt;stylesReader.createStyleMap(d-&gt;stylesDoc, true);</text:p>
      <text:p text:style-name="P15"><text:s text:c="4"/>// Also load styles from content.xml</text:p>
      <text:p text:style-name="P15"><text:s text:c="4"/>d-&gt;stylesReader.createStyleMap(d-&gt;contentDoc, false);</text:p>
      <text:p text:style-name="P5"><text:span text:style-name="T10">}</text:span></text:p>
      <text:p text:style-name="P5"><text:span text:style-name="T23">void KoTextLoader::loadHeading(const KoXmlElement &amp;element, QTextCursor &amp;cursor)</text:span></text:p>
      <text:p text:style-name="P5"/>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31">Qtcreator<text:s/></text:span></text:h>
      <text:p text:style-name="P5"><text:span text:style-name="T10">C:\Qt\AStyle\bin\AStyle.exe</text:span></text:p>
      <text:p text:style-name="P5"><text:span text:style-name="T32">style=ansi</text:span></text:p>
      <text:p text:style-name="P6"><text:span text:style-name="T32">add-braces</text:span></text:p>
      <text:p text:style-name="P6"><text:span text:style-name="T32">indent-switches</text:span></text:p>
      <text:p text:style-name="P6"/>
      <text:h text:outline-level="2" text:style-name="P11"><text:span text:style-name="T33">遇到的设置问题</text:span></text:h>
      <text:h text:outline-level="3" text:style-name="P12"><text:span text:style-name="T34">调试速度</text:span></text:h>
      <text:p text:style-name="P5"><text:span text:style-name="T34">Options/Build&amp;Run/General: 取消Always deploy project before running it</text:span></text:p>
      <text:p text:style-name="P5"/>
      <text:h text:outline-level="3" text:style-name="P12"><text:span text:style-name="T35">配置修改问题</text:span></text:h>
      <text:p text:style-name="P5"><text:span text:style-name="T36">不要轻易修改 Options/Debugger/CDB: Use Python dumper 取消会出现无法调试问题，需要删除</text:span></text:p>
      <text:p text:style-name="P5"><text:span text:style-name="T36">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6">http://cn.ntdtv.com/gb/2021/08/26/a103200033.html</text:span></text:p>
      <text:h text:outline-level="2" text:style-name="P11">在线软件</text:h>
      <text:p text:style-name="P5"><text:span text:style-name="T36">https://www.offidocs.com/</text:span></text:p>
      <text:p text:style-name="P5"><text:span text:style-name="T36">官方代码参考</text:span></text:p>
      <text:p text:style-name="P5"><text:span text:style-name="T36">https://docs.microsoft.com/en-us/javascript/api/word?view=word-js-1.3</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Head_201" style:default-outline-level="1" style:display-name="Head 1" style:family="paragraph" style:next-style-name="Standard">
      <style:text-properties fo:font-size="20.000000000000000pt" fo:font-weight="bold"/>
    </style:style>
    <style:style style:name="Contents_201" style:display-name="Contents 1" style:family="paragraph">
      <style:paragraph-properties fo:margin-left="0.000000000000000pt"/>
    </style:style>
    <style:style style:name="Alphabetical_20List" style:display-name="Alphabetical List" style:family="paragraph" style:list-style-name="L5">
      <style:text-properties fo:font-size="12.000000000000000pt"/>
    </style:style>
    <style:style style:name="Contents_202" style:display-name="Contents 2" style:family="paragraph">
      <style:paragraph-properties fo:margin-left="8.000000000000000pt"/>
    </style:style>
    <style:style style:name="Enumerated_20List" style:display-name="Enumerated List" style:family="paragraph" style:list-style-name="L4">
      <style:text-properties fo:font-size="12.000000000000000pt"/>
    </style:style>
    <style:style style:name="Contents_203" style:display-name="Contents 3" style:family="paragraph">
      <style:paragraph-properties fo:margin-left="16.000000000000000pt"/>
    </style:style>
    <style:style style:name="Head_203" style:default-outline-level="3" style:display-name="Head 3" style:family="paragraph" style:next-style-name="Standard">
      <style:text-properties fo:font-size="12.000000000000000pt" fo:font-weight="bold"/>
    </style:style>
    <style:style style:name="Contents_204" style:display-name="Contents 4" style:family="paragraph">
      <style:paragraph-properties fo:margin-left="24.000000000000000pt"/>
    </style:style>
    <style:style style:name="Head_202" style:default-outline-level="2" style:display-name="Head 2" style:family="paragraph" style:next-style-name="Standard">
      <style:text-properties fo:font-size="16.000000000000000pt" fo:font-weight="bold"/>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ullet_20List" style:display-name="Bullet List" style:family="paragraph" style:list-style-name="L6">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A1" style:display-name="A1" style:family="paragraph">
      <style:text-properties fo:color="#000000" fo:font-family="Sans Serif" fo:font-size="12.000000000000000pt"/>
    </style:style>
    <style:style style:name="Standard" style:display-name="Standard" style:family="paragraph">
      <style:text-properties fo:font-size="12.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1</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68</meta:editing-cycles>
    <dc:date>2021-09-28T11:39:34</dc:date>
    <meta:creation-date>2008-08-22T11:41:04</meta:creation-date>
  </office:meta>
</office:document-meta>
</file>